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_20_and_20_Content" presentation:presentation-page-layout-name="AL1T11">
        <draw:frame draw:name="Title 1" presentation:style-name="pr1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Title</text:span></text:p>
          </draw:text-box>
        </draw:frame>
        <draw:frame draw:name="Content Placeholder 2" presentation:style-name="pr2" draw:text-style-name="P4" draw:layer="layout" svg:width="22.859cm" svg:height="9.428cm" svg:x="1.27cm" svg:y="3.334cm" presentation:class="outline" presentation:user-transformed="true">
          <draw:text-box>
            <text:p text:style-name="P3"><text:span text:style-name="T2">So this is a link: </text:span><text:span text:style-name="T3"><text:a xlink:href="https://wikipedia.org" xlink:type="simple">https://wikipedia.org</text:a></text:span><text:span text:style-name="T2">.</text:span></text:p>
            <text:p text:style-name="P3"><text:span text:style-name="T3"><text:a xlink:href="https://pandoc.org" xlink:type="simple">This</text:a></text:span><text:span text:style-name="T2"><text:s/>is another one.</text:span></text:p>
            <text:p text:style-name="P3"><text:span text:style-name="T2">And inside text: https://git-scm.com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2.3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/>
      </style:paragraph-properties>
      <style:text-properties fo:font-size="33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2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3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0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3" style:family="paragraph">
      <style:paragraph-properties fo:margin-left="0cm" fo:margin-right="0cm" fo:margin-top="0.09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21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25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7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8pt" fo:hyphenate="false"/>
    </style:style>
    <style:style style:name="MP28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8pt" fo:hyphenate="false"/>
    </style:style>
    <style:style style:name="MP29" style:family="paragraph">
      <style:paragraph-properties fo:margin-left="0cm" fo:margin-right="0cm" fo:margin-top="0.09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8pt" fo:hyphenate="false"/>
    </style:style>
    <style:style style:name="MP30" style:family="paragraph">
      <style:paragraph-properties fo:margin-left="0cm" fo:margin-right="0cm" fo:margin-top="0.08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font-size="15pt" fo:hyphenate="false"/>
    </style:style>
    <style:style style:name="MP32" style:family="paragraph">
      <style:paragraph-properties fo:margin-left="0cm" fo:margin-right="0cm" fo:margin-top="0.074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font-size="10.5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»">
        <style:list-level-properties text:space-before="3.81cm" text:min-label-width="0.953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3.062cm" svg:x="1.905cm" svg:y="4.43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9.428cm" svg:x="1.27cm" svg:y="3.334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2.19cm" svg:x="18.415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2.19cm" svg:x="1.27cm" svg:y="0.572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9.428cm" svg:x="1.27cm" svg:y="3.334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2.837cm" svg:x="2.006cm" svg:y="9.18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3.124cm" svg:x="2.006cm" svg:y="6.056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9.428cm" svg:x="1.27cm" svg:y="3.334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9.428cm" svg:x="12.912cm" svg:y="3.334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332cm" svg:x="1.27cm" svg:y="3.198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8.231cm" svg:x="1.27cm" svg:y="4.53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332cm" svg:x="12.903cm" svg:y="3.198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8.231cm" svg:x="12.903cm" svg:y="4.53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2.42cm" svg:x="1.27cm" svg:y="0.569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2.193cm" svg:x="9.931cm" svg:y="0.569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9.772cm" svg:x="1.27cm" svg:y="2.9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18cm" svg:x="4.979cm" svg:y="10.001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8.572cm" svg:x="4.979cm" svg:y="1.277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1.676cm" svg:x="4.979cm" svg:y="11.182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0.76cm" svg:x="8.678cm" svg:y="13.242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1980-01-01T00:00:00</meta:creation-date>
    <dc:date>1980-01-01T00:00:00</dc:date>
    <meta:document-statistic meta:object-count="137"/>
    <meta:generator>LibreOffice/25.2.6.2$Linux_X86_64 LibreOffice_project/520$Build-2</meta:generator>
  </office:meta>
</office:document-meta>
</file>